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 Slab" svg:font-family="Roboto Slab" style:font-family-generic="system" style:font-pitch="variable" svg:panose-1="0 0 0 0 0 0 0 0 0 0"/>
    <style:font-face style:name="Open Sans" svg:font-family="Open Sans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826in"/>
    </style:style>
    <style:style style:name="TableColumn3" style:family="table-column">
      <style:table-column-properties style:column-width="7.0854in"/>
    </style:style>
    <style:style style:name="TableColumn4" style:family="table-column">
      <style:table-column-properties style:column-width="2.2958in"/>
    </style:style>
    <style:style style:name="Table1" style:family="table" style:master-page-name="MP0">
      <style:table-properties style:width="10.3638in" fo:margin-left="0in" table:align="left"/>
    </style:style>
    <style:style style:name="TableRow5" style:family="table-row">
      <style:table-row-properties style:min-row-height="0.8041in"/>
    </style:style>
    <style:style style:name="TableCell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" style:parent-style-name="Normal" style:family="paragraph">
      <style:paragraph-properties fo:break-before="page" fo:text-align="center" fo:margin-bottom="0in" fo:line-height="100%"/>
      <style:text-properties style:font-name="Roboto Slab" fo:font-weight="bold" style:font-weight-asian="bold" style:font-weight-complex="bold" fo:color="#0070C0" fo:font-size="24pt" style:font-size-asian="24pt" style:font-size-complex="24pt"/>
    </style:style>
    <style:style style:name="TableCell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</style:style>
    <style:style style:name="T10" style:parent-style-name="Policepardéfaut" style:family="text">
      <style:text-properties style:font-name="Roboto Slab" fo:font-weight="bold" style:font-weight-asian="bold" style:font-weight-complex="bold" fo:color="#00B050" fo:font-size="24pt" style:font-size-asian="24pt" style:font-size-complex="24pt"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</style:style>
    <style:style style:name="T13" style:parent-style-name="Policepardéfaut" style:family="text">
      <style:text-properties style:font-name="Roboto Slab" fo:font-weight="bold" style:font-weight-asian="bold" style:font-weight-complex="bold" fo:color="#C00000" fo:font-size="24pt" style:font-size-asian="24pt" style:font-size-complex="24pt"/>
    </style:style>
    <style:style style:name="TableRow14" style:family="table-row">
      <style:table-row-properties style:min-row-height="0.6743in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style:font-name="Roboto Slab" style:font-name-complex="Open Sans" fo:font-weight="bold" style:font-weight-asian="bold" style:font-weight-complex="bold" fo:color="#0070C0" fo:font-size="16pt" style:font-size-asian="16pt" style:font-size-complex="16pt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</style:style>
    <style:style style:name="T19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20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21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22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</style:style>
    <style:style style:name="T25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26" style:parent-style-name="Policepardéfaut" style:family="text">
      <style:text-properties style:font-name="Open Sans" style:font-name-complex="Open Sans" fo:font-weight="bold" style:font-weight-asian="bold" style:font-weight-complex="bold" fo:color="#C00000" fo:font-size="14pt" style:font-size-asian="14pt" style:font-size-complex="14pt"/>
    </style:style>
    <style:style style:name="T27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ableRow28" style:family="table-row">
      <style:table-row-properties style:min-row-height="0.6743in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style:font-name="Roboto Slab" style:font-name-complex="Open Sans" fo:font-weight="bold" style:font-weight-asian="bold" style:font-weight-complex="bold" fo:color="#0070C0" fo:font-size="16pt" style:font-size-asian="16pt" style:font-size-complex="16pt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33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34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35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36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37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40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41" style:parent-style-name="Policepardéfaut" style:family="text">
      <style:text-properties style:font-name="Open Sans" style:font-name-complex="Open Sans" fo:font-weight="bold" style:font-weight-asian="bold" style:font-weight-complex="bold" fo:color="#C00000" fo:font-size="14pt" style:font-size-asian="14pt" style:font-size-complex="14pt"/>
    </style:style>
    <style:style style:name="T42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ableRow43" style:family="table-row">
      <style:table-row-properties style:min-row-height="0.6743in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style:font-name="Roboto Slab" style:font-name-complex="Open Sans" fo:font-weight="bold" style:font-weight-asian="bold" style:font-weight-complex="bold" fo:color="#0070C0" fo:font-size="16pt" style:font-size-asian="16pt" style:font-size-complex="16pt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 fo:text-indent="0.4916in"/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50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51" style:parent-style-name="Policepardéfaut" style:family="text">
      <style:text-properties style:font-name="Open Sans" style:font-name-complex="Open Sans" fo:font-weight="bold" style:font-weight-asian="bold" style:font-weight-complex="bold" fo:color="#C00000" fo:font-size="14pt" style:font-size-asian="14pt" style:font-size-complex="14pt"/>
    </style:style>
    <style:style style:name="T52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ableRow53" style:family="table-row">
      <style:table-row-properties style:min-row-height="0.6826in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style:font-name="Roboto Slab" style:font-name-complex="Open Sans" fo:font-weight="bold" style:font-weight-asian="bold" style:font-weight-complex="bold" fo:color="#0070C0" fo:font-size="16pt" style:font-size-asian="16pt" style:font-size-complex="16pt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58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59" style:parent-style-name="Policepardéfaut" style:family="text">
      <style:text-properties style:font-name="Open Sans" style:font-name-complex="Ope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T60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61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62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63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66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67" style:parent-style-name="Policepardéfaut" style:family="text">
      <style:text-properties style:font-name="Open Sans" style:font-name-complex="Open Sans" fo:font-weight="bold" style:font-weight-asian="bold" style:font-weight-complex="bold" fo:color="#C00000" fo:font-size="14pt" style:font-size-asian="14pt" style:font-size-complex="14pt"/>
    </style:style>
    <style:style style:name="T68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ableRow69" style:family="table-row">
      <style:table-row-properties style:min-row-height="0.6743in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  <style:text-properties style:font-name="Roboto Slab" style:font-name-complex="Open Sans" fo:font-weight="bold" style:font-weight-asian="bold" style:font-weight-complex="bold" fo:color="#0070C0" fo:font-size="16pt" style:font-size-asian="16pt" style:font-size-complex="16pt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 fo:text-indent="0.4916in"/>
    </style:style>
    <style:style style:name="T74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75" style:parent-style-name="Policepardéfaut" style:family="text">
      <style:text-properties style:font-name="Open Sans" style:font-name-complex="Ope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T76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77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78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79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82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83" style:parent-style-name="Policepardéfaut" style:family="text">
      <style:text-properties style:font-name="Open Sans" style:font-name-complex="Open Sans" fo:font-weight="bold" style:font-weight-asian="bold" style:font-weight-complex="bold" fo:color="#C00000" fo:font-size="14pt" style:font-size-asian="14pt" style:font-size-complex="14pt"/>
    </style:style>
    <style:style style:name="T84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ableRow85" style:family="table-row">
      <style:table-row-properties style:min-row-height="0.6743in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style:font-name="Roboto Slab" style:font-name-complex="Open Sans" fo:font-weight="bold" style:font-weight-asian="bold" style:font-weight-complex="bold" fo:color="#0070C0" fo:font-size="16pt" style:font-size-asian="16pt" style:font-size-complex="16pt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90" style:parent-style-name="Policepardéfaut" style:family="text">
      <style:text-properties style:font-name="Open Sans" style:font-name-complex="Ope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T91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92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93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94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95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96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97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</style:style>
    <style:style style:name="T100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101" style:parent-style-name="Policepardéfaut" style:family="text">
      <style:text-properties style:font-name="Open Sans" style:font-name-complex="Open Sans" fo:font-weight="bold" style:font-weight-asian="bold" style:font-weight-complex="bold" fo:color="#C00000" fo:font-size="14pt" style:font-size-asian="14pt" style:font-size-complex="14pt"/>
    </style:style>
    <style:style style:name="T102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ableRow103" style:family="table-row">
      <style:table-row-properties style:min-row-height="0.6743in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  <style:text-properties style:font-name="Roboto Slab" style:font-name-complex="Open Sans" fo:font-weight="bold" style:font-weight-asian="bold" style:font-weight-complex="bold" fo:color="#0070C0" fo:font-size="16pt" style:font-size-asian="16pt" style:font-size-complex="16pt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 fo:text-indent="0.4916in"/>
    </style:style>
    <style:style style:name="T108" style:parent-style-name="Policepardéfaut" style:family="text">
      <style:text-properties style:font-name="Open Sans" style:font-name-complex="Ope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T109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110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111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112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113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</style:style>
    <style:style style:name="T116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117" style:parent-style-name="Policepardéfaut" style:family="text">
      <style:text-properties style:font-name="Open Sans" style:font-name-complex="Open Sans" fo:font-weight="bold" style:font-weight-asian="bold" style:font-weight-complex="bold" fo:color="#C00000" fo:font-size="14pt" style:font-size-asian="14pt" style:font-size-complex="14pt"/>
    </style:style>
    <style:style style:name="T118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ableRow119" style:family="table-row">
      <style:table-row-properties style:min-row-height="0.6743in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style:font-name="Roboto Slab" style:font-name-complex="Open Sans" fo:font-weight="bold" style:font-weight-asian="bold" style:font-weight-complex="bold" fo:color="#0070C0" fo:font-size="16pt" style:font-size-asian="16pt" style:font-size-complex="16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</style:style>
    <style:style style:name="T124" style:parent-style-name="Policepardéfaut" style:family="text">
      <style:text-properties style:font-name="Open Sans" style:font-name-complex="Open Sans" fo:font-size="14pt" style:font-size-asian="14pt" style:font-size-complex="14pt" style:text-underline-type="single" style:text-underline-style="solid" style:text-underline-width="auto" style:text-underline-mode="continuous"/>
    </style:style>
    <style:style style:name="T125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126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127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128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129" style:parent-style-name="Policepardéfaut" style:family="text">
      <style:text-properties style:font-name="Open Sans" style:font-name-complex="Open Sans" fo:font-size="14pt" style:font-size-asian="14pt" style:font-size-complex="14pt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132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T133" style:parent-style-name="Policepardéfaut" style:family="text">
      <style:text-properties style:font-name="Open Sans" style:font-name-complex="Open Sans" fo:font-weight="bold" style:font-weight-asian="bold" style:font-weight-complex="bold" fo:color="#C00000" fo:font-size="14pt" style:font-size-asian="14pt" style:font-size-complex="14pt"/>
    </style:style>
    <style:style style:name="T134" style:parent-style-name="Policepardéfaut" style:family="text">
      <style:text-properties style:font-name="Open Sans" style:font-name-complex="Open Sans" fo:font-weight="bold" style:font-weight-asian="bold" style:font-weight-complex="bold" fo:font-size="14pt" style:font-size-asian="14pt" style:font-size-complex="14pt"/>
    </style:style>
    <style:style style:name="P135" style:parent-style-name="Normal" style:family="paragraph">
      <style:paragraph-properties fo:text-align="center"/>
      <style:text-properties style:font-name="Open Sans" style:font-name-complex="Open Sans" fo:font-weight="bold" style:font-weight-asian="bold" fo:font-size="28pt" style:font-size-asian="28pt" style:font-size-complex="28pt"/>
    </style:style>
    <style:style style:name="P136" style:parent-style-name="Normal" style:family="paragraph">
      <style:text-properties style:font-name="Open Sans" style:font-name-complex="Open Sans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Type</text:p>
          </table:table-cell>
          <table:table-cell table:style-name="TableCell8">
            <text:p text:style-name="P9"><text:span text:style-name="T10">Description</text:span></text:p>
          </table:table-cell>
          <table:table-cell table:style-name="TableCell11">
            <text:p text:style-name="P12"><text:span text:style-name="T13">Exemple</text:span></text:p>
          </table:table-cell>
        </table:table-row>
        <table:table-row table:style-name="TableRow14">
          <table:table-cell table:style-name="TableCell15">
            <text:p text:style-name="P16">boolean</text:p>
          </table:table-cell>
          <table:table-cell table:style-name="TableCell17">
            <text:p text:style-name="P18"><text:span text:style-name="T19">2 valeurs possibles uniquement :<text:s/></text:span><text:span text:style-name="T20">true</text:span><text:span text:style-name="T21"><text:s/>ou<text:s/></text:span><text:span text:style-name="T22">false</text:span></text:p>
          </table:table-cell>
          <table:table-cell table:style-name="TableCell23">
            <text:p text:style-name="P24"><text:span text:style-name="T25">boolean myVar =<text:s/></text:span><text:span text:style-name="T26">true</text:span><text:span text:style-name="T27">;</text:span></text:p>
          </table:table-cell>
        </table:table-row>
        <table:table-row table:style-name="TableRow28">
          <table:table-cell table:style-name="TableCell29">
            <text:p text:style-name="P30">byte</text:p>
          </table:table-cell>
          <table:table-cell table:style-name="TableCell31">
            <text:p text:style-name="P32"><text:span text:style-name="T33">Valeur numérique pouvant aller de<text:s/></text:span><text:span text:style-name="T34">-128</text:span><text:span text:style-name="T35"><text:s/>à<text:s/></text:span><text:span text:style-name="T36">127</text:span><text:span text:style-name="T37"><text:s/>inclus.</text:span></text:p>
          </table:table-cell>
          <table:table-cell table:style-name="TableCell38">
            <text:p text:style-name="P39"><text:span text:style-name="T40">byte mVar =<text:s/></text:span><text:span text:style-name="T41">10</text:span><text:span text:style-name="T42">;</text:span></text:p>
          </table:table-cell>
        </table:table-row>
        <table:table-row table:style-name="TableRow43">
          <table:table-cell table:style-name="TableCell44">
            <text:p text:style-name="P45">char</text:p>
          </table:table-cell>
          <table:table-cell table:style-name="TableCell46">
            <text:p text:style-name="P47">Un simple caractère</text:p>
          </table:table-cell>
          <table:table-cell table:style-name="TableCell48">
            <text:p text:style-name="P49"><text:span text:style-name="T50">chat myVar =<text:s/></text:span><text:span text:style-name="T51">‘a’</text:span><text:span text:style-name="T52">;</text:span></text:p>
          </table:table-cell>
        </table:table-row>
        <table:table-row table:style-name="TableRow53">
          <table:table-cell table:style-name="TableCell54">
            <text:p text:style-name="P55">double</text:p>
          </table:table-cell>
          <table:table-cell table:style-name="TableCell56">
            <text:p text:style-name="P57"><text:span text:style-name="T58">Valeur flottante à<text:s/></text:span><text:span text:style-name="T59">double précision</text:span><text:span text:style-name="T60"><text:s/>allant de<text:s/></text:span><text:span text:style-name="T61">2.22507e-308</text:span><text:span text:style-name="T62"><text:s/>à<text:s/></text:span><text:span text:style-name="T63">1.79769e+308</text:span></text:p>
          </table:table-cell>
          <table:table-cell table:style-name="TableCell64">
            <text:p text:style-name="P65"><text:span text:style-name="T66">double myVar =<text:s/></text:span><text:span text:style-name="T67">10.0</text:span><text:span text:style-name="T68">;</text:span></text:p>
          </table:table-cell>
        </table:table-row>
        <table:table-row table:style-name="TableRow69">
          <table:table-cell table:style-name="TableCell70">
            <text:p text:style-name="P71">float</text:p>
          </table:table-cell>
          <table:table-cell table:style-name="TableCell72">
            <text:p text:style-name="P73"><text:span text:style-name="T74">Valeur flottante à<text:s/></text:span><text:span text:style-name="T75">simple précision</text:span><text:span text:style-name="T76"><text:s/>allant de<text:s/></text:span><text:span text:style-name="T77">1.401e-045</text:span><text:span text:style-name="T78"><text:s/>à<text:s/></text:span><text:span text:style-name="T79">3.40282e+038</text:span></text:p>
          </table:table-cell>
          <table:table-cell table:style-name="TableCell80">
            <text:p text:style-name="P81"><text:span text:style-name="T82">float myVar =<text:s/></text:span><text:span text:style-name="T83">10.0f</text:span><text:span text:style-name="T84">;</text:span></text:p>
          </table:table-cell>
        </table:table-row>
        <table:table-row table:style-name="TableRow85">
          <table:table-cell table:style-name="TableCell86">
            <text:p text:style-name="P87">int</text:p>
          </table:table-cell>
          <table:table-cell table:style-name="TableCell88">
            <text:p text:style-name="P89"><text:span text:style-name="T90">Valeur numérique entière</text:span><text:span text:style-name="T91"><text:s/>pouvant aller de<text:s/></text:span><text:span text:style-name="T92">231</text:span><text:span text:style-name="T93"><text:s/>à <text:s/></text:span><text:span text:style-name="T94">231-1</text:span><text:span text:style-name="T95"><text:s/></text:span><text:span text:style-name="T96">inclus</text:span><text:span text:style-name="T97">.</text:span></text:p>
          </table:table-cell>
          <table:table-cell table:style-name="TableCell98">
            <text:p text:style-name="P99"><text:span text:style-name="T100">int myVar =<text:s/></text:span><text:span text:style-name="T101">10</text:span><text:span text:style-name="T102">;</text:span></text:p>
          </table:table-cell>
        </table:table-row>
        <table:table-row table:style-name="TableRow103">
          <table:table-cell table:style-name="TableCell104">
            <text:p text:style-name="P105">long</text:p>
          </table:table-cell>
          <table:table-cell table:style-name="TableCell106">
            <text:p text:style-name="P107"><text:span text:style-name="T108">Valeur numérique entière</text:span><text:span text:style-name="T109"><text:s/>pouvant aller de<text:s/></text:span><text:span text:style-name="T110">264</text:span><text:span text:style-name="T111"><text:s/>à <text:s/></text:span><text:span text:style-name="T112">264-1 inclus</text:span><text:span text:style-name="T113">.</text:span></text:p>
          </table:table-cell>
          <table:table-cell table:style-name="TableCell114">
            <text:p text:style-name="P115"><text:span text:style-name="T116">long myVar =<text:s/></text:span><text:span text:style-name="T117">10</text:span><text:span text:style-name="T118">;</text:span></text:p>
          </table:table-cell>
        </table:table-row>
        <table:table-row table:style-name="TableRow119">
          <table:table-cell table:style-name="TableCell120">
            <text:p text:style-name="P121">short</text:p>
          </table:table-cell>
          <table:table-cell table:style-name="TableCell122">
            <text:p text:style-name="P123"><text:span text:style-name="T124">Valeur numérique entière</text:span><text:span text:style-name="T125"><text:s/>pouvant aller de<text:s/></text:span><text:span text:style-name="T126">-32,768</text:span><text:span text:style-name="T127"><text:s/>à<text:s/></text:span><text:span text:style-name="T128">32,767 inclus</text:span><text:span text:style-name="T129">.</text:span></text:p>
          </table:table-cell>
          <table:table-cell table:style-name="TableCell130">
            <text:p text:style-name="P131"><text:span text:style-name="T132">short myVar =<text:s/></text:span><text:span text:style-name="T133">10</text:span><text:span text:style-name="T134">;</text:span></text:p>
          </table:table-cell>
        </table:table-row>
      </table:table>
      <text:p text:style-name="P135">Les<text:s/>8<text:s/>types primitifs<text:s/>en Java</text:p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 Slab" svg:font-family="Roboto Slab" style:font-family-generic="system" style:font-pitch="variable" svg:panose-1="0 0 0 0 0 0 0 0 0 0"/>
    <style:font-face style:name="Open Sans" svg:font-family="Open Sans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udin claire</meta:initial-creator>
    <dc:creator>naudin claire</dc:creator>
    <meta:creation-date>2024-10-09T09:08:00Z</meta:creation-date>
    <dc:date>2024-10-09T09:24:00Z</dc:date>
    <meta:template xlink:href="Normal.dotm" xlink:type="simple"/>
    <meta:editing-cycles>4</meta:editing-cycles>
    <meta:editing-duration>PT840S</meta:editing-duration>
    <meta:document-statistic meta:page-count="1" meta:paragraph-count="1" meta:word-count="110" meta:character-count="718" meta:row-count="5" meta:non-whitespace-character-count="609"/>
  </office:meta>
</office:document-meta>
</file>